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4" style:family="paragraph" style:parent-style-name="Preformatted_20_Text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Preformatted_20_Text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Preformatted_20_Text">
      <style:paragraph-properties fo:text-align="justify" style:justify-single-word="false"/>
      <style:text-properties fo:color="#ff0000" style:font-name="Arial" fo:font-size="16pt" style:font-size-asian="14pt" style:font-size-complex="16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tyle="italic" style:font-style-asian="italic" style:font-style-complex="italic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Helvetica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end" style:justify-single-word="false"/>
      <style:text-properties style:font-name="Helvetica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use-window-font-color="true" style:font-name-asian="Helvetica" style:font-name-complex="Helvetica"/>
    </style:style>
    <style:style style:name="T2" style:family="text">
      <style:text-properties style:use-window-font-color="true" fo:font-style="normal" style:font-name-asian="Helvetica" style:font-style-asian="normal" style:font-name-complex="Helvetic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5 Final thoughts</text:p>
      <text:p text:style-name="P1"/>
      <text:p text:style-name="P6">Everybody writes one sentence of what his/her thoughts on this project are.</text:p>
      <text:p text:style-name="P1"/>
      <text:p text:style-name="P1"/>
      <text:p text:style-name="P2">“It has been a great experience to work other students from all over europe to improve my technical and social skills.”</text:p>
      <text:p text:style-name="P5">Arne Reimer – Fachhochschule Kiel – University of Applied Sciences, Germany</text:p>
      <text:p text:style-name="P2"/>
      <text:p text:style-name="P3"/>
      <text:p text:style-name="P2">“Being a part of this international team I really learned a lot and I think it will be a big advantage for my future career.”</text:p>
      <text:p text:style-name="P4">Arne Lipfert – Fachhochschule Kiel – University of Applied Sciences, Germany</text:p>
      <text:p text:style-name="P2"/>
      <text:p text:style-name="P7"/>
      <text:p text:style-name="P8">“An extraordinary trip where we faced a great deal of tough decisions, but we emerged more grown up, more cooperative and we take home the fond memories of this amazing experience.”</text:p>
      <text:p text:style-name="P9">Daniel Lopes – Instituto Politécnico do Porto, Portugal</text:p>
      <text:p text:style-name="P10"><text:span text:style-name="T1"/></text:p>
      <text:p text:style-name="P10"><text:span text:style-name="T1"/></text:p>
      <text:p text:style-name="P11"><text:span text:style-name="T1">“I am happy that i was </text:span><text:span text:style-name="T1">part of this wonderful project, I met great professionals and smiling faces, improved my programming skills.”</text:span></text:p>
      <text:p text:style-name="P12"><text:span text:style-name="T1">Ina Ivanova – University of Veliko Tarnovo, Bulg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5:22:27</dc:date>
    <meta:generator>LibreOffice/3.3$Unix LibreOffice_project/330m19$Build-202</meta:generator>
    <meta:editing-duration>PT15M6S</meta:editing-duration>
    <meta:editing-cycles>6</meta:editing-cycles>
    <meta:document-statistic meta:table-count="0" meta:image-count="0" meta:object-count="0" meta:page-count="1" meta:paragraph-count="10" meta:word-count="156" meta:character-count="909"/>
  </office:meta>
</office:document-meta>
</file>